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fce6ab" draw:auto-grow-height="false" fo:min-height="0cm" fo:min-width="0cm"/>
    </style:style>
    <style:style style:name="gr2" style:family="graphic" style:parent-style-name="standard">
      <style:graphic-properties draw:fill-color="#b8e6fe" draw:auto-grow-height="false" fo:min-height="0cm" fo:min-width="0cm" fo:wrap-option="no-wrap"/>
    </style:style>
    <style:style style:name="gr3" style:family="graphic" style:parent-style-name="standard">
      <style:graphic-properties draw:fill-color="#fccf62" draw:auto-grow-height="false" fo:min-height="0cm" fo:min-width="0cm" fo:wrap-option="no-wrap"/>
    </style:style>
    <style:style style:name="gr4" style:family="graphic" style:parent-style-name="standard">
      <style:graphic-properties draw:fill-color="#000080" draw:auto-grow-height="false" fo:min-height="0cm" fo:min-width="0cm" fo:padding-left="0.127cm" fo:padding-right="0.127cm" fo:wrap-option="no-wrap"/>
    </style:style>
    <style:style style:name="gr5" style:family="graphic" style:parent-style-name="standard">
      <style:graphic-properties draw:stroke="dash" draw:stroke-dash="Fine_20_Dashed_20__28_var_29_" svg:stroke-width="0.051cm" svg:stroke-color="#000080" draw:marker-start="Symmetric_20_Arrow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fccf62" draw:marker-start-width="0.381cm" draw:marker-end-width="0.381cm" draw:fill="none" draw:fill-color="#ffffff" draw:auto-grow-width="true" fo:min-height="0.713cm" fo:min-width="2.042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color="#000080" draw:fill="solid" draw:fill-color="#fccf62" fo:min-height="0.733cm" draw:shadow-offset-x="0.305cm" draw:shadow-offset-y="0.305cm"/>
    </style:style>
    <style:style style:name="gr8" style:family="graphic" style:parent-style-name="standard">
      <style:graphic-properties draw:fill-color="#000080" draw:auto-grow-height="false" fo:min-height="0cm" fo:min-width="0cm" fo:wrap-option="no-wrap"/>
    </style:style>
    <style:style style:name="gr9" style:family="graphic" style:parent-style-name="standard">
      <style:graphic-properties svg:stroke-color="#000080" draw:marker-start="" draw:marker-end="Square_20_45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width="0.051cm" svg:stroke-color="#fccf62" draw:marker-start-width="0.381cm" draw:marker-end-width="0.381cm" draw:fill="none" draw:fill-color="#ffffff" draw:auto-grow-width="true" fo:min-height="1.297cm" fo:min-width="2.042cm" fo:padding-top="0.151cm" fo:padding-bottom="0.151cm" fo:padding-left="0.276cm" fo:padding-right="0.276cm"/>
    </style:style>
    <style:style style:name="gr11" style:family="graphic" style:parent-style-name="standard">
      <style:graphic-properties svg:stroke-color="#000080" draw:marker-end="Square_20_45" draw:marker-end-width="0.3cm" draw:textarea-horizontal-align="center" draw:textarea-vertical-align="middle"/>
    </style:style>
    <style:style style:name="P1" style:family="paragraph">
      <style:text-properties fo:font-size="11pt" style:font-size-asian="18pt" style:font-size-complex="18pt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000080" fo:font-size="11pt"/>
    </style:style>
    <style:style style:name="P5" style:family="paragraph">
      <style:paragraph-properties fo:margin-left="0cm" fo:margin-right="0cm" fo:text-align="center" fo:text-indent="0cm"/>
      <style:text-properties fo:color="#fccf62" fo:font-size="12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fce6ab" fo:font-size="12pt" fo:font-weight="bold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color="#000080" fo:font-size="16pt" fo:font-weight="bold"/>
    </style:style>
    <style:style style:name="P9" style:family="paragraph">
      <style:paragraph-properties fo:margin-left="0cm" fo:margin-right="0cm" fo:text-indent="0cm"/>
      <style:text-properties fo:color="#000080" fo:font-weight="bold"/>
    </style:style>
    <style:style style:name="P10" style:family="paragraph">
      <style:paragraph-properties fo:margin-left="0cm" fo:margin-right="0cm" fo:text-align="center" fo:text-indent="0cm"/>
      <style:text-properties fo:color="#000080" fo:font-size="11pt" fo:font-weight="bold"/>
    </style:style>
    <style:style style:name="P11" style:family="paragraph">
      <style:paragraph-properties fo:margin-left="0cm" fo:margin-right="0cm" fo:line-height="60%" fo:text-align="center" fo:text-indent="0cm"/>
    </style:style>
    <style:style style:name="P12" style:family="paragraph">
      <style:paragraph-properties fo:margin-left="0cm" fo:margin-right="0cm" fo:line-height="60%" fo:text-align="center" fo:text-indent="0cm"/>
      <style:text-properties fo:color="#fccf62" fo:font-size="11pt" fo:font-weight="bold" style:font-relief="embossed"/>
    </style:style>
    <style:style style:name="P13" style:family="paragraph">
      <style:paragraph-properties fo:margin-left="0cm" fo:margin-right="0cm" fo:text-align="center" fo:text-indent="0cm"/>
      <style:text-properties fo:color="#fccf62" fo:font-size="11pt" fo:font-weight="bold"/>
    </style:style>
    <style:style style:name="T1" style:family="text">
      <style:text-properties fo:color="#000080" fo:font-size="11pt"/>
    </style:style>
    <style:style style:name="T2" style:family="text">
      <style:text-properties fo:color="#000080" fo:font-size="11pt" fo:font-weight="bold"/>
    </style:style>
    <style:style style:name="T3" style:family="text">
      <style:text-properties fo:color="#fccf62" fo:font-size="12pt" fo:font-weight="bold" style:font-size-asian="18pt" style:font-size-complex="18pt"/>
    </style:style>
    <style:style style:name="T4" style:family="text">
      <style:text-properties fo:color="#fce6ab" fo:font-size="12pt" fo:font-weight="bold" style:font-size-asian="18pt" style:font-size-complex="18pt"/>
    </style:style>
    <style:style style:name="T5" style:family="text">
      <style:text-properties fo:color="#000080" fo:font-size="16pt" fo:font-weight="bold"/>
    </style:style>
    <style:style style:name="T6" style:family="text">
      <style:text-properties fo:color="#000080" fo:font-weight="bold"/>
    </style:style>
    <style:style style:name="T7" style:family="text">
      <style:text-properties fo:color="#fccf62" fo:font-size="1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4.699cm" svg:x="0.762cm" svg:y="4.877cm">
          <text:p/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1" draw:text-style-name="P2" draw:layer="layout" svg:width="8.255cm" svg:height="6.096cm" svg:x="5.969cm" svg:y="4.369cm">
          <text:p/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2" draw:text-style-name="P4" draw:layer="layout" svg:width="2.667cm" svg:height="2.159cm" svg:x="6.477cm" svg:y="4.877cm">
          <text:p text:style-name="P3"><text:span text:style-name="T1"/></text:p>
          <text:p text:style-name="P3"><text:span text:style-name="T2">My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191cm" svg:height="4.191cm" svg:x="1.042cm" svg:y="12.624cm">
          <text:p/>
          <draw:enhanced-geometry svg:viewBox="0 0 10800 10800" draw:mirror-horizontal="false" draw:mirror-vertical="false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1" draw:text-style-name="P1" draw:layer="layout" svg:width="4.191cm" svg:height="4.191cm" svg:x="15.901cm" svg:y="12.497cm">
          <text:p/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1" draw:text-style-name="P1" draw:layer="layout" svg:width="8.128cm" svg:height="4.318cm" svg:x="6.757cm" svg:y="12.37cm">
          <text:p/>
          <draw:enhanced-geometry svg:viewBox="0 0 10800 10800" draw:mirror-horizontal="false" draw:mirror-vertical="false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1" draw:text-style-name="P1" draw:layer="layout" svg:width="4.191cm" svg:height="4.572cm" svg:x="15.367cm" svg:y="4.369cm">
          <text:p/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3" draw:text-style-name="P4" draw:id="id12" draw:layer="layout" svg:width="2.413cm" svg:height="1.016cm" svg:x="16.917cm" svg:y="15.418cm">
          <text:p text:style-name="P3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id="id8" draw:layer="layout" svg:width="2.413cm" svg:height="1.016cm" svg:x="9.779cm" svg:y="4.75cm">
          <text:p text:style-name="P3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id="id10" draw:layer="layout" svg:width="2.413cm" svg:height="1.016cm" svg:x="16.256cm" svg:y="4.877cm">
          <text:p text:style-name="P3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id="id16" draw:layer="layout" svg:width="2.286cm" svg:height="1.016cm" svg:x="12.091cm" svg:y="15.164cm">
          <text:p text:style-name="P3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id="id15" draw:layer="layout" svg:width="2.286cm" svg:height="1.016cm" svg:x="7.646cm" svg:y="15.164cm">
          <text:p text:style-name="P3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id="id14" draw:layer="layout" svg:width="2.413cm" svg:height="1.016cm" svg:x="1.931cm" svg:y="15.545cm">
          <text:p text:style-name="P3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id="id3" draw:layer="layout" svg:width="2.667cm" svg:height="1.397cm" svg:x="9.652cm" svg:y="12.926cm">
          <text:p text:style-name="P3"><text:span text:style-name="T3">Service Manager</text:span></text:p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4" draw:text-style-name="P5" draw:id="id7" draw:layer="layout" svg:width="2.667cm" svg:height="1.524cm" svg:x="9.652cm" svg:y="7.036cm">
          <text:p text:style-name="P3"><text:span text:style-name="T3">Service Manager</text:span></text:p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4" draw:text-style-name="P5" draw:id="id1" draw:layer="layout" svg:width="2.667cm" svg:height="1.524cm" svg:x="16.129cm" svg:y="7.036cm">
          <text:p text:style-name="P3"><text:span text:style-name="T3">Service Manager</text:span></text:p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4" draw:text-style-name="P5" draw:id="id11" draw:layer="layout" svg:width="2.667cm" svg:height="1.524cm" svg:x="16.79cm" svg:y="12.878cm">
          <text:p text:style-name="P3"><text:span text:style-name="T3">Service Manager</text:span></text:p>
          <draw:enhanced-geometry svg:viewBox="0 0 10800 10800" draw:mirror-horizontal="false" draw:mirror-vertical="false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4" draw:text-style-name="P6" draw:id="id13" draw:layer="layout" svg:width="2.721cm" svg:height="1.524cm" svg:x="1.777cm" svg:y="12.878cm">
          <text:p text:style-name="P3"><text:span text:style-name="T4">Service Manager</text:span></text:p>
          <draw:enhanced-geometry svg:viewBox="0 0 10800 10800" draw:mirror-horizontal="false" draw:mirror-vertical="false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onnector draw:style-name="gr5" draw:text-style-name="P7" draw:layer="layout" draw:type="line" svg:x1="16.129cm" svg:y1="7.798cm" svg:x2="13.843cm" svg:y2="7.798cm" draw:start-shape="id1" draw:end-shape="id2" draw:end-glue-point="1">
          <text:p/>
        </draw:connector>
        <draw:connector draw:style-name="gr5" draw:text-style-name="P7" draw:layer="layout" draw:type="line" svg:x1="10.984cm" svg:y1="12.926cm" svg:x2="10.984cm" svg:y2="10.084cm" draw:start-shape="id3" draw:start-glue-point="0" draw:end-shape="id4" draw:end-glue-point="2">
          <text:p/>
        </draw:connector>
        <draw:frame draw:style-name="gr6" draw:text-style-name="P8" draw:layer="layout" svg:width="2.594cm" svg:height="1.015cm" svg:x="7.874cm" svg:y="3.607cm">
          <draw:text-box>
            <text:p text:style-name="P3"><text:span text:style-name="T5">Node 1</text:span></text:p>
          </draw:text-box>
        </draw:frame>
        <draw:frame draw:style-name="gr6" draw:text-style-name="P8" draw:layer="layout" svg:width="2.594cm" svg:height="1.015cm" svg:x="16.129cm" svg:y="3.607cm">
          <draw:text-box>
            <text:p text:style-name="P3"><text:span text:style-name="T5">Node 2</text:span></text:p>
          </draw:text-box>
        </draw:frame>
        <draw:frame draw:style-name="gr6" draw:text-style-name="P8" draw:layer="layout" svg:width="2.594cm" svg:height="1.015cm" svg:x="6.703cm" svg:y="11.609cm">
          <draw:text-box>
            <text:p text:style-name="P3"><text:span text:style-name="T5">Node 3</text:span></text:p>
          </draw:text-box>
        </draw:frame>
        <draw:frame draw:style-name="gr6" draw:text-style-name="P8" draw:layer="layout" svg:width="2.594cm" svg:height="1.015cm" svg:x="16.971cm" svg:y="11.736cm">
          <draw:text-box>
            <text:p text:style-name="P3"><text:span text:style-name="T5">Node 5</text:span></text:p>
          </draw:text-box>
        </draw:frame>
        <draw:frame draw:style-name="gr6" draw:text-style-name="P8" draw:layer="layout" svg:width="2.594cm" svg:height="1.015cm" svg:x="1.496cm" svg:y="11.735cm">
          <draw:text-box>
            <text:p text:style-name="P3"><text:span text:style-name="T5">Node 4</text:span></text:p>
          </draw:text-box>
        </draw:frame>
        <draw:frame draw:style-name="gr7" draw:text-style-name="P9" draw:layer="layout" svg:width="10.033cm" svg:height="0.983cm" svg:x="5.383cm" svg:y="1.067cm">
          <draw:text-box>
            <text:p text:style-name="P3"><text:span text:style-name="T6">HIGH-LEVEL ARCHITECTURE</text:span></text:p>
          </draw:text-box>
        </draw:frame>
        <draw:custom-shape draw:style-name="gr3" draw:text-style-name="P10" draw:id="id9" draw:layer="layout" svg:width="3.302cm" svg:height="1.651cm" svg:x="1.143cm" svg:y="5.258cm">
          <text:p text:style-name="P3"><text:span text:style-name="T2">GUI</text:span></text:p>
          <text:p text:style-name="P3"><text:span text:style-name="T2">Monitoring</text:span></text:p>
          <text:p text:style-name="P3"><text:span text:style-name="T2">Admin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id="id6" draw:layer="layout" svg:width="2.794cm" svg:height="1.524cm" svg:x="1.397cm" svg:y="7.671cm">
          <text:p text:style-name="P3"><text:span text:style-name="T3">Service Manager</text:span></text:p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8" draw:text-style-name="P12" draw:id="id5" draw:layer="layout" svg:width="0.762cm" svg:height="1.778cm" svg:x="6.45cm" svg:y="7.544cm">
          <text:p text:style-name="P11"><text:span text:style-name="T7">P</text:span></text:p>
          <text:p text:style-name="P11"><text:span text:style-name="T7">r</text:span></text:p>
          <text:p text:style-name="P11"><text:span text:style-name="T7">o</text:span></text:p>
          <text:p text:style-name="P11"><text:span text:style-name="T7">x</text:span></text:p>
          <text:p text:style-name="P11"><text:span text:style-name="T7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id="id4" draw:layer="layout" svg:width="1.651cm" svg:height="0.762cm" svg:x="10.16cm" svg:y="9.322cm">
          <text:p text:style-name="P3"><text:span text:style-name="T7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type="line" svg:x1="6.45cm" svg:y1="8.433cm" svg:x2="4.191cm" svg:y2="8.433cm" draw:start-shape="id5" draw:start-glue-point="3" draw:end-shape="id6" draw:end-glue-point="1">
          <text:p/>
        </draw:connector>
        <draw:custom-shape draw:style-name="gr8" draw:text-style-name="P12" draw:id="id2" draw:layer="layout" svg:width="0.762cm" svg:height="1.778cm" svg:x="13.081cm" svg:y="6.909cm">
          <text:p text:style-name="P11"><text:span text:style-name="T7">P</text:span></text:p>
          <text:p text:style-name="P11"><text:span text:style-name="T7">r</text:span></text:p>
          <text:p text:style-name="P11"><text:span text:style-name="T7">o</text:span></text:p>
          <text:p text:style-name="P11"><text:span text:style-name="T7">x</text:span></text:p>
          <text:p text:style-name="P11"><text:span text:style-name="T7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line" svg:x1="10.984cm" svg:y1="7.036cm" svg:x2="10.984cm" svg:y2="5.766cm" draw:start-shape="id7" draw:start-glue-point="0" draw:end-shape="id8" draw:end-glue-point="2">
          <text:p/>
        </draw:connector>
        <draw:connector draw:style-name="gr9" draw:text-style-name="P7" draw:layer="layout" draw:type="line" svg:x1="2.794cm" svg:y1="7.671cm" svg:x2="2.794cm" svg:y2="6.908cm" draw:start-shape="id6" draw:start-glue-point="0" draw:end-shape="id9" draw:end-glue-point="2">
          <text:p/>
        </draw:connector>
        <draw:connector draw:style-name="gr9" draw:text-style-name="P7" draw:layer="layout" draw:type="line" svg:x1="9.652cm" svg:y1="7.798cm" svg:x2="7.212cm" svg:y2="8.433cm" draw:start-shape="id7" draw:start-glue-point="3" draw:end-shape="id5" draw:end-glue-point="1">
          <text:p/>
        </draw:connector>
        <draw:connector draw:style-name="gr9" draw:text-style-name="P7" draw:layer="layout" draw:type="line" svg:x1="10.984cm" svg:y1="8.56cm" svg:x2="10.984cm" svg:y2="9.322cm" draw:start-shape="id7" draw:start-glue-point="2" draw:end-shape="id4" draw:end-glue-point="0">
          <text:p/>
        </draw:connector>
        <draw:connector draw:style-name="gr9" draw:text-style-name="P7" draw:layer="layout" draw:type="line" svg:x1="12.318cm" svg:y1="7.798cm" svg:x2="13.081cm" svg:y2="7.798cm" draw:start-shape="id7" draw:start-glue-point="1" draw:end-shape="id2" draw:end-glue-point="3">
          <text:p/>
        </draw:connector>
        <draw:connector draw:style-name="gr9" draw:text-style-name="P7" draw:layer="layout" draw:type="line" svg:x1="17.461cm" svg:y1="7.036cm" svg:x2="17.461cm" svg:y2="5.893cm" draw:start-shape="id1" draw:start-glue-point="0" draw:end-shape="id10" draw:end-glue-point="2">
          <text:p/>
        </draw:connector>
        <draw:connector draw:style-name="gr9" draw:text-style-name="P7" draw:layer="layout" draw:type="line" svg:x1="18.122cm" svg:y1="14.402cm" svg:x2="18.122cm" svg:y2="15.418cm" draw:start-shape="id11" draw:start-glue-point="2" draw:end-shape="id12" draw:end-glue-point="0">
          <text:p/>
        </draw:connector>
        <draw:connector draw:style-name="gr9" draw:text-style-name="P7" draw:layer="layout" draw:type="line" svg:x1="3.136cm" svg:y1="14.402cm" svg:x2="3.136cm" svg:y2="15.545cm" draw:start-shape="id13" draw:start-glue-point="2" draw:end-shape="id14" draw:end-glue-point="0">
          <text:p/>
        </draw:connector>
        <draw:frame draw:style-name="gr10" draw:text-style-name="P8" draw:layer="layout" svg:width="2.594cm" svg:height="1.599cm" svg:x="1.47cm" svg:y="3.48cm">
          <draw:text-box>
            <text:p text:style-name="P3"><text:span text:style-name="T5">Admin</text:span></text:p>
            <text:p text:style-name="P3"><text:span text:style-name="T5">Node</text:span></text:p>
          </draw:text-box>
        </draw:frame>
        <draw:custom-shape draw:style-name="gr8" draw:text-style-name="P12" draw:id="id17" draw:layer="layout" svg:width="0.762cm" svg:height="1.778cm" svg:x="7.519cm" svg:y="12.751cm">
          <text:p text:style-name="P11"><text:span text:style-name="T7">P</text:span></text:p>
          <text:p text:style-name="P11"><text:span text:style-name="T7">r</text:span></text:p>
          <text:p text:style-name="P11"><text:span text:style-name="T7">o</text:span></text:p>
          <text:p text:style-name="P11"><text:span text:style-name="T7">x</text:span></text:p>
          <text:p text:style-name="P11"><text:span text:style-name="T7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id="id18" draw:layer="layout" svg:width="0.762cm" svg:height="1.778cm" svg:x="13.488cm" svg:y="12.751cm">
          <text:p text:style-name="P11"><text:span text:style-name="T7">P</text:span></text:p>
          <text:p text:style-name="P11"><text:span text:style-name="T7">r</text:span></text:p>
          <text:p text:style-name="P11"><text:span text:style-name="T7">o</text:span></text:p>
          <text:p text:style-name="P11"><text:span text:style-name="T7">x</text:span></text:p>
          <text:p text:style-name="P11"><text:span text:style-name="T7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svg:x1="10.984cm" svg:y1="14.322cm" svg:x2="9.932cm" svg:y2="15.672cm" draw:start-shape="id3" draw:start-glue-point="2" draw:end-shape="id15" draw:end-glue-point="1">
          <text:p/>
        </draw:connector>
        <draw:connector draw:style-name="gr11" draw:text-style-name="P7" draw:layer="layout" svg:x1="10.984cm" svg:y1="14.322cm" svg:x2="12.091cm" svg:y2="15.672cm" draw:start-shape="id3" draw:start-glue-point="2" draw:end-shape="id16" draw:end-glue-point="3">
          <text:p/>
        </draw:connector>
        <draw:connector draw:style-name="gr5" draw:text-style-name="P7" draw:layer="layout" draw:type="line" svg:x1="7.519cm" svg:y1="13.64cm" svg:x2="4.497cm" svg:y2="13.64cm" draw:start-shape="id17" draw:start-glue-point="3" draw:end-shape="id13" draw:end-glue-point="1">
          <text:p/>
        </draw:connector>
        <draw:connector draw:style-name="gr5" draw:text-style-name="P7" draw:layer="layout" draw:type="line" svg:x1="16.79cm" svg:y1="13.64cm" svg:x2="14.25cm" svg:y2="13.64cm" draw:start-shape="id11" draw:start-glue-point="3" draw:end-shape="id18" draw:end-glue-point="1">
          <text:p/>
        </draw:connector>
        <draw:connector draw:style-name="gr9" draw:text-style-name="P7" draw:layer="layout" draw:type="line" svg:x1="12.318cm" svg:y1="13.623cm" svg:x2="13.488cm" svg:y2="13.64cm" draw:start-shape="id3" draw:start-glue-point="1" draw:end-shape="id18" draw:end-glue-point="3">
          <text:p/>
        </draw:connector>
        <draw:connector draw:style-name="gr9" draw:text-style-name="P7" draw:layer="layout" draw:type="line" svg:x1="9.652cm" svg:y1="13.623cm" svg:x2="8.281cm" svg:y2="13.64cm" draw:start-shape="id3" draw:end-shape="id17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marker draw:name="Arrow" svg:viewBox="0 0 20 30" svg:d="m10 0-10 30h20z"/>
    <draw:marker draw:name="Square_20_45" draw:display-name="Square 45" svg:viewBox="0 0 1131 1131" svg:d="m0 564 564 567 567-567-567-564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8e6f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79$Win32 OpenOffice.org_project/680m79$Build-8876$CWS-ooo20beta</meta:generator>
    <meta:creation-date>2005-04-16T16:52:48</meta:creation-date>
    <dc:date>2005-04-20T05:32:31</dc:date>
    <dc:language>en-US</dc:language>
    <meta:editing-cycles>14</meta:editing-cycles>
    <meta:editing-duration>PT2H38M50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